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61in"/>
    </style:style>
    <style:style style:name="co2" style:family="table-column">
      <style:table-column-properties fo:break-before="auto" style:column-width="1.5291in"/>
    </style:style>
    <style:style style:name="co3" style:family="table-column">
      <style:table-column-properties fo:break-before="auto" style:column-width="2.1083in"/>
    </style:style>
    <style:style style:name="co4" style:family="table-column">
      <style:table-column-properties fo:break-before="auto" style:column-width="1.4091in"/>
    </style:style>
    <style:style style:name="co5" style:family="table-column">
      <style:table-column-properties fo:break-before="auto" style:column-width="2.6437in"/>
    </style:style>
    <style:style style:name="co6" style:family="table-column">
      <style:table-column-properties fo:break-before="auto" style:column-width="1.4638in"/>
    </style:style>
    <style:style style:name="co7" style:family="table-column">
      <style:table-column-properties fo:break-before="auto" style:column-width="1.4417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7535in"/>
    </style:style>
    <style:style style:name="co10" style:family="table-column">
      <style:table-column-properties fo:break-before="auto" style:column-width="0.6008in"/>
    </style:style>
    <style:style style:name="co11" style:family="table-column">
      <style:table-column-properties fo:break-before="auto" style:column-width="1.5839in"/>
    </style:style>
    <style:style style:name="co12" style:family="table-column">
      <style:table-column-properties fo:break-before="auto" style:column-width="2.0319in"/>
    </style:style>
    <style:style style:name="co13" style:family="table-column">
      <style:table-column-properties fo:break-before="auto" style:column-width="1.7807in"/>
    </style:style>
    <style:style style:name="co14" style:family="table-column">
      <style:table-column-properties fo:break-before="auto" style:column-width="2.272in"/>
    </style:style>
    <style:style style:name="co15" style:family="table-column">
      <style:table-column-properties fo:break-before="auto" style:column-width="1.5075in"/>
    </style:style>
    <style:style style:name="ro1" style:family="table-row">
      <style:table-row-properties style:row-height="0.4244in" fo:break-before="auto" style:use-optimal-row-height="fals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6839in" fo:break-before="auto" style:use-optimal-row-height="true"/>
    </style:style>
    <style:style style:name="ro4" style:family="table-row">
      <style:table-row-properties style:row-height="0.8492in" fo:break-before="auto" style:use-optimal-row-height="true"/>
    </style:style>
    <style:style style:name="ro8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4661in" fo:break-before="auto" style:use-optimal-row-height="false"/>
    </style:style>
    <style:style style:name="ro7" style:family="table-row">
      <style:table-row-properties style:row-height="0.5283in" fo:break-before="auto" style:use-optimal-row-height="false"/>
    </style:style>
    <style:style style:name="ro9" style:family="table-row">
      <style:table-row-properties style:row-height="1.01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37">
      <style:table-cell-properties style:text-align-source="fix" style:repeat-content="false" style:vertical-align="top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vertical-align="top"/>
    </style:style>
    <style:style style:name="ce7" style:family="table-cell" style:parent-style-name="Default">
      <style:table-cell-properties fo:wrap-option="wrap" style:vertical-align="top"/>
    </style:style>
    <style:style style:name="ce8" style:family="table-cell" style:parent-style-name="Default">
      <style:table-cell-properties fo:border-bottom="none" style:text-align-source="fix" style:repeat-content="false" fo:wrap-option="wrap" fo:border-left="0.0008in solid #000000" fo:border-right="0.0008in solid #000000" fo:border-top="none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justify" fo:margin-left="0in"/>
    </style:style>
    <style:style style:name="ce12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</office:automatic-styles>
  <office:body>
    <office:spreadsheet>
      <table:table table:name="Development phase" table:style-name="ta1" table:print="false">
        <table:table-column table:style-name="co1" table:default-cell-style-name="ce3"/>
        <table:table-column table:style-name="co2" table:default-cell-style-name="ce6"/>
        <table:table-column table:style-name="co3" table:default-cell-style-name="ce7"/>
        <table:table-column table:style-name="co4" table:default-cell-style-name="ce8"/>
        <table:table-column table:style-name="co5" table:default-cell-style-name="ce7"/>
        <table:table-column table:style-name="co6" table:default-cell-style-name="ce6"/>
        <table:table-column table:style-name="co7" table:default-cell-style-name="ce6"/>
        <table:table-column table:style-name="co8" table:default-cell-style-name="ce3"/>
        <table:table-column table:style-name="co9" table:default-cell-style-name="ce10"/>
        <table:table-column table:style-name="co8" table:number-columns-repeated="1015" table:default-cell-style-name="Default"/>
        <table:table-row table:style-name="ro1">
          <table:table-cell table:style-name="ce1" office:value-type="string" table:number-columns-spanned="9" table:number-rows-spanned="1">
            <text:p>Test cases for SMS Pro Software (Development phase)</text:p>
          </table:table-cell>
          <table:covered-table-cell table:number-columns-repeated="3" table:style-name="ce4"/>
          <table:covered-table-cell table:style-name="ce9"/>
          <table:covered-table-cell table:number-columns-repeated="4" table:style-name="ce4"/>
          <table:table-cell table:style-name="ce4" table:number-columns-repeated="1015"/>
        </table:table-row>
        <table:table-row table:style-name="ro2">
          <table:table-cell table:style-name="ce2" office:value-type="string">
            <text:p>Test case ID</text:p>
          </table:table-cell>
          <table:table-cell table:style-name="ce5" office:value-type="string">
            <text:p>Test case description</text:p>
          </table:table-cell>
          <table:table-cell table:style-name="ce5" office:value-type="string">
            <text:p>Preconditions / Requirements</text:p>
          </table:table-cell>
          <table:table-cell table:style-name="ce1" office:value-type="string">
            <text:p>Test data</text:p>
          </table:table-cell>
          <table:table-cell table:style-name="ce5" office:value-type="string">
            <text:p>Steps to be followed</text:p>
          </table:table-cell>
          <table:table-cell table:style-name="ce5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5" office:value-type="string">
            <text:p>Status Pass/Fail</text:p>
          </table:table-cell>
          <table:table-cell table:style-name="ce5" office:value-type="string">
            <text:p>Date of Creation</text:p>
          </table:table-cell>
          <table:table-cell table:number-columns-repeated="1015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Employee Form</text:p>
          </table:table-cell>
          <table:table-cell office:value-type="string">
            <text:p>Employee form should be open. Worksheet should be open.</text:p>
          </table:table-cell>
          <table:table-cell office:value-type="string">
            <text:p>Component(Labels), Font</text:p>
          </table:table-cell>
          <table:table-cell office:value-type="string">
            <text:p>1.Open the Employee Form <text:s text:c="8"/>2.Open the Worksheet <text:s text:c="17"/>3.Tally the labels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Employee ID</text:p>
          </table:table-cell>
          <table:table-cell office:value-type="string">
            <text:p>Employee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Employee Form <text:s text:c="8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Person name</text:p>
          </table:table-cell>
          <table:table-cell office:value-type="string">
            <text:p>Employee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Employee Form <text:s text:c="8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Mobile no</text:p>
          </table:table-cell>
          <table:table-cell office:value-type="string">
            <text:p>Employee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Employee Form <text:s text:c="8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Reference</text:p>
          </table:table-cell>
          <table:table-cell office:value-type="string">
            <text:p>Employee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Employee Form <text:s text:c="8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Permanent Address</text:p>
          </table:table-cell>
          <table:table-cell office:value-type="string">
            <text:p>Employee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Employee Form <text:s text:c="8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7">
            <text:p>7</text:p>
          </table:table-cell>
          <table:table-cell table:style-name="ce7" office:value-type="string">
            <text:p>Correspondence address</text:p>
          </table:table-cell>
          <table:table-cell office:value-type="string">
            <text:p>Employee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Employee Form <text:s text:c="8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Remark</text:p>
          </table:table-cell>
          <table:table-cell office:value-type="string">
            <text:p>Employee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Employee Form <text:s text:c="8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Alternate mobile no.</text:p>
          </table:table-cell>
          <table:table-cell office:value-type="string">
            <text:p>Employee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Employee Form <text:s text:c="8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Employee photo</text:p>
          </table:table-cell>
          <table:table-cell office:value-type="string">
            <text:p>Employee form should be open. Worksheet should be open.</text:p>
          </table:table-cell>
          <table:table-cell office:value-type="string">
            <text:p>Component(Button), Font </text:p>
          </table:table-cell>
          <table:table-cell office:value-type="string">
            <text:p>1.Open the Employee Form <text:s text:c="8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Employee finger</text:p>
          </table:table-cell>
          <table:table-cell office:value-type="string">
            <text:p>Employee form should be open. Worksheet should be open.</text:p>
          </table:table-cell>
          <table:table-cell office:value-type="string">
            <text:p>Component(Button), Font</text:p>
          </table:table-cell>
          <table:table-cell office:value-type="string">
            <text:p>1.Open the Employee Form <text:s text:c="8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Save Button</text:p>
          </table:table-cell>
          <table:table-cell office:value-type="string">
            <text:p>Employee form should be open. Worksheet should be open.</text:p>
          </table:table-cell>
          <table:table-cell office:value-type="string">
            <text:p>Component(Button), Font</text:p>
          </table:table-cell>
          <table:table-cell office:value-type="string">
            <text:p>1.Open the Employee Form <text:s text:c="8"/>2.Open the Worksheet <text:s text:c="17"/>3.Tally the button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Expenditure form</text:p>
          </table:table-cell>
          <table:table-cell office:value-type="string">
            <text:p>Expenditure form should be open. Worksheet should be open.</text:p>
          </table:table-cell>
          <table:table-cell office:value-type="string">
            <text:p>Component(Labels), Font</text:p>
          </table:table-cell>
          <table:table-cell office:value-type="string">
            <text:p>1.Open the Expenditure Form <text:s text:c="8"/>2.Open the Worksheet <text:s text:c="17"/>3.Tally the labels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Expenditure date</text:p>
          </table:table-cell>
          <table:table-cell office:value-type="string">
            <text:p>Expenditure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Expenditure Form <text:s text:c="8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Expenditure type</text:p>
          </table:table-cell>
          <table:table-cell office:value-type="string">
            <text:p>Expenditure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Expenditure Form <text:s text:c="8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Amount paid</text:p>
          </table:table-cell>
          <table:table-cell office:value-type="string">
            <text:p>Expenditure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Expenditure Form <text:s text:c="8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Paid to</text:p>
          </table:table-cell>
          <table:table-cell office:value-type="string">
            <text:p>Expenditure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Expenditure Form <text:s text:c="8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Remark</text:p>
          </table:table-cell>
          <table:table-cell office:value-type="string">
            <text:p>Expenditure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Expenditure Form <text:s text:c="8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Save Button</text:p>
          </table:table-cell>
          <table:table-cell office:value-type="string">
            <text:p>Expenditure form should be open. Worksheet should be open.</text:p>
          </table:table-cell>
          <table:table-cell office:value-type="string">
            <text:p>Component(Button), Font</text:p>
          </table:table-cell>
          <table:table-cell office:value-type="string">
            <text:p>1.Open the Expenditure Form <text:s text:c="8"/>2.Open the Worksheet <text:s text:c="17"/>3.Tally the button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Receipt form</text:p>
          </table:table-cell>
          <table:table-cell office:value-type="string">
            <text:p>Receipt form should be open. Worksheet should be open.</text:p>
          </table:table-cell>
          <table:table-cell office:value-type="string">
            <text:p>Component(Labels), Font</text:p>
          </table:table-cell>
          <table:table-cell office:value-type="string">
            <text:p>1.Open the Receipt Form <text:s text:c="12"/>2.Open the Worksheet <text:s text:c="17"/>3.Tally the labels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Receipt no</text:p>
          </table:table-cell>
          <table:table-cell office:value-type="string">
            <text:p>Receipt form should be open. Worksheet should be open.</text:p>
          </table:table-cell>
          <table:table-cell office:value-type="string">
            <text:p>Component(Textbox), Font, Back Color, Fore <text:s/>Color</text:p>
          </table:table-cell>
          <table:table-cell office:value-type="string">
            <text:p>1.Open the Receipt Form <text:s text:c="12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Pay date</text:p>
          </table:table-cell>
          <table:table-cell office:value-type="string">
            <text:p>Receipt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Receipt Form <text:s text:c="12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Person name</text:p>
          </table:table-cell>
          <table:table-cell office:value-type="string">
            <text:p>Receipt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Receipt Form <text:s text:c="12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Amount paid</text:p>
          </table:table-cell>
          <table:table-cell office:value-type="string">
            <text:p>Receipt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Receipt Form <text:s text:c="12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Pay type</text:p>
          </table:table-cell>
          <table:table-cell office:value-type="string">
            <text:p>Receipt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Receipt Form <text:s text:c="12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Pay for</text:p>
          </table:table-cell>
          <table:table-cell office:value-type="string">
            <text:p>Receipt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Receipt Form <text:s text:c="12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Save Button</text:p>
          </table:table-cell>
          <table:table-cell office:value-type="string">
            <text:p>Receipt form should be open. Worksheet should be open.</text:p>
          </table:table-cell>
          <table:table-cell office:value-type="string">
            <text:p>Component(Button), Font</text:p>
          </table:table-cell>
          <table:table-cell office:value-type="string">
            <text:p>1.Open the Receipt Form <text:s text:c="12"/>2.Open the Worksheet <text:s text:c="17"/>3.Tally the button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4">
          <table:table-cell office:value-type="float" office:value="28">
            <text:p>28</text:p>
          </table:table-cell>
          <table:table-cell table:style-name="ce7" office:value-type="string">
            <text:p>Registration form (Personal Detail tab)</text:p>
          </table:table-cell>
          <table:table-cell office:value-type="string">
            <text:p>In Registration form, Personal Detail tab should be open. Worksheet should be open.</text:p>
          </table:table-cell>
          <table:table-cell office:value-type="string">
            <text:p>Component(Labels), Font</text:p>
          </table:table-cell>
          <table:table-cell office:value-type="string">
            <text:p>1.Open the Personal detail tab in Registration Form <text:s text:c="26"/>2.Open the Worksheet <text:s text:c="17"/>3.Tally the labels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4">
          <table:table-cell office:value-type="float" office:value="29">
            <text:p>29</text:p>
          </table:table-cell>
          <table:table-cell office:value-type="string">
            <text:p>Person name</text:p>
          </table:table-cell>
          <table:table-cell office:value-type="string">
            <text:p>In Registration form, Personal Detail tab should be open. Worksheet should be open.</text:p>
          </table:table-cell>
          <table:table-cell office:value-type="string">
            <text:p>Component(Textbox), Font, Back Color, Fore <text:s/>Color</text:p>
          </table:table-cell>
          <table:table-cell office:value-type="string">
            <text:p>1.Open the Personal detail tab in Registration Form <text:s text:c="26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4">
          <table:table-cell office:value-type="float" office:value="30">
            <text:p>30</text:p>
          </table:table-cell>
          <table:table-cell office:value-type="string">
            <text:p>Birth date</text:p>
          </table:table-cell>
          <table:table-cell office:value-type="string">
            <text:p>In Registration form, Personal Detail tab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Personal detail tab in Registration Form <text:s text:c="26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4">
          <table:table-cell office:value-type="float" office:value="31">
            <text:p>31</text:p>
          </table:table-cell>
          <table:table-cell office:value-type="string">
            <text:p>Address</text:p>
          </table:table-cell>
          <table:table-cell office:value-type="string">
            <text:p>In Registration form, Personal Detail tab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Personal detail tab in Registration Form <text:s text:c="26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4">
          <table:table-cell office:value-type="float" office:value="32">
            <text:p>32</text:p>
          </table:table-cell>
          <table:table-cell office:value-type="string">
            <text:p>City</text:p>
          </table:table-cell>
          <table:table-cell office:value-type="string">
            <text:p>In Registration form, Personal Detail tab should be open. Worksheet should be open.</text:p>
          </table:table-cell>
          <table:table-cell office:value-type="string">
            <text:p>Component(Textbox), Font, Back Color, Fore <text:s/>Color</text:p>
          </table:table-cell>
          <table:table-cell office:value-type="string">
            <text:p>1.Open the Personal detail tab in Registration Form <text:s text:c="26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4">
          <table:table-cell office:value-type="float" office:value="33">
            <text:p>33</text:p>
          </table:table-cell>
          <table:table-cell office:value-type="string">
            <text:p>Zip code</text:p>
          </table:table-cell>
          <table:table-cell office:value-type="string">
            <text:p>In Registration form, Personal Detail tab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Personal detail tab in Registration Form <text:s text:c="26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4">
          <table:table-cell office:value-type="float" office:value="34">
            <text:p>34</text:p>
          </table:table-cell>
          <table:table-cell office:value-type="string">
            <text:p>Phone</text:p>
          </table:table-cell>
          <table:table-cell office:value-type="string">
            <text:p>In Registration form, Personal Detail tab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Personal detail tab in Registration Form <text:s text:c="26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4">
          <table:table-cell office:value-type="float" office:value="35">
            <text:p>35</text:p>
          </table:table-cell>
          <table:table-cell office:value-type="string">
            <text:p>Email</text:p>
          </table:table-cell>
          <table:table-cell office:value-type="string">
            <text:p>In Registration form, Personal Detail tab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Personal detail tab in Registration Form <text:s text:c="26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4">
          <table:table-cell office:value-type="float" office:value="36">
            <text:p>36</text:p>
          </table:table-cell>
          <table:table-cell office:value-type="string">
            <text:p>Occupation</text:p>
          </table:table-cell>
          <table:table-cell office:value-type="string">
            <text:p>In Registration form, Personal Detail tab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Personal detail tab in Registration Form <text:s text:c="26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4">
          <table:table-cell office:value-type="float" office:value="37">
            <text:p>37</text:p>
          </table:table-cell>
          <table:table-cell office:value-type="string">
            <text:p>Occupation</text:p>
          </table:table-cell>
          <table:table-cell office:value-type="string">
            <text:p>In Registration form, Personal Detail tab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Personal detail tab in Registration Form <text:s text:c="26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4">
          <table:table-cell office:value-type="float" office:value="38">
            <text:p>38</text:p>
          </table:table-cell>
          <table:table-cell office:value-type="string">
            <text:p>Occupation</text:p>
          </table:table-cell>
          <table:table-cell office:value-type="string">
            <text:p>In Registration form, Personal Detail tab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Personal detail tab in Registration Form <text:s text:c="26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4">
          <table:table-cell office:value-type="float" office:value="39">
            <text:p>39</text:p>
          </table:table-cell>
          <table:table-cell office:value-type="string">
            <text:p>Occupation</text:p>
          </table:table-cell>
          <table:table-cell office:value-type="string">
            <text:p>In Registration form, Personal Detail tab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Personal detail tab in Registration Form <text:s text:c="26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4">
          <table:table-cell office:value-type="float" office:value="40">
            <text:p>40</text:p>
          </table:table-cell>
          <table:table-cell office:value-type="string">
            <text:p>Employer</text:p>
          </table:table-cell>
          <table:table-cell office:value-type="string">
            <text:p>In Registration form, Personal Detail tab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Personal detail tab in Registration Form <text:s text:c="26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4">
          <table:table-cell office:value-type="float" office:value="41">
            <text:p>41</text:p>
          </table:table-cell>
          <table:table-cell office:value-type="string">
            <text:p>Save Button</text:p>
          </table:table-cell>
          <table:table-cell office:value-type="string">
            <text:p>In Registration form, Personal Detail tab should be open. Worksheet should be open.</text:p>
          </table:table-cell>
          <table:table-cell office:value-type="string">
            <text:p>Component(Button), Font</text:p>
          </table:table-cell>
          <table:table-cell office:value-type="string">
            <text:p>1.Open the Personal detail tab in Registration Form <text:s text:c="26"/>2.Open the Worksheet <text:s text:c="17"/>3.Tally the button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4">
          <table:table-cell office:value-type="float" office:value="42">
            <text:p>42</text:p>
          </table:table-cell>
          <table:table-cell table:style-name="ce7" office:value-type="string">
            <text:p>Registration form (Body Specification tab)</text:p>
          </table:table-cell>
          <table:table-cell office:value-type="string">
            <text:p>In Registration form, Body Specification tab should be open. Worksheet should be open.</text:p>
          </table:table-cell>
          <table:table-cell office:value-type="string">
            <text:p>Component(Labels), Font</text:p>
          </table:table-cell>
          <table:table-cell office:value-type="string">
            <text:p>1.Open the Body Specification tab in Registration Form <text:s text:c="26"/>2.Open the Worksheet <text:s text:c="17"/>3.Tally the labels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4">
          <table:table-cell office:value-type="float" office:value="43">
            <text:p>43</text:p>
          </table:table-cell>
          <table:table-cell office:value-type="string">
            <text:p>Weight</text:p>
          </table:table-cell>
          <table:table-cell office:value-type="string">
            <text:p>In Registration form, Body Specification tab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Body Specification tab in Registration Form <text:s text:c="26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4">
          <table:table-cell office:value-type="float" office:value="44">
            <text:p>44</text:p>
          </table:table-cell>
          <table:table-cell office:value-type="string">
            <text:p>Chest</text:p>
          </table:table-cell>
          <table:table-cell office:value-type="string">
            <text:p>In Registration form, Body Specification tab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Body Specification tab in Registration Form <text:s text:c="26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4">
          <table:table-cell office:value-type="float" office:value="45">
            <text:p>45</text:p>
          </table:table-cell>
          <table:table-cell office:value-type="string">
            <text:p>Biceps</text:p>
          </table:table-cell>
          <table:table-cell office:value-type="string">
            <text:p>In Registration form, Body Specification tab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Body Specification tab in Registration Form <text:s text:c="26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4">
          <table:table-cell office:value-type="float" office:value="46">
            <text:p>46</text:p>
          </table:table-cell>
          <table:table-cell office:value-type="string">
            <text:p>Waist</text:p>
          </table:table-cell>
          <table:table-cell office:value-type="string">
            <text:p>In Registration form, Body Specification tab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Body Specification tab in Registration Form <text:s text:c="26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4">
          <table:table-cell office:value-type="float" office:value="47">
            <text:p>47</text:p>
          </table:table-cell>
          <table:table-cell office:value-type="string">
            <text:p>Save Button</text:p>
          </table:table-cell>
          <table:table-cell office:value-type="string">
            <text:p>In Registration form, Body Specification tab should be open. Worksheet should be open.</text:p>
          </table:table-cell>
          <table:table-cell office:value-type="string">
            <text:p>Component(Button), Font</text:p>
          </table:table-cell>
          <table:table-cell office:value-type="string">
            <text:p>1.Open the Body Specification tab in Registration Form <text:s text:c="26"/>2.Open the Worksheet <text:s text:c="17"/>3.Tally the button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4">
          <table:table-cell office:value-type="float" office:value="48">
            <text:p>48</text:p>
          </table:table-cell>
          <table:table-cell table:style-name="ce7" office:value-type="string">
            <text:p>Registration form (Other Details tab)</text:p>
          </table:table-cell>
          <table:table-cell office:value-type="string">
            <text:p>In Registration form, Other Details tab should be open. Worksheet should be open.</text:p>
          </table:table-cell>
          <table:table-cell office:value-type="string">
            <text:p>Component(Labels), Font</text:p>
          </table:table-cell>
          <table:table-cell office:value-type="string">
            <text:p>1.Open the Other details tab in Registration Form <text:s text:c="26"/>2.Open the Worksheet <text:s text:c="17"/>3.Tally the labels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4">
          <table:table-cell office:value-type="float" office:value="49">
            <text:p>49</text:p>
          </table:table-cell>
          <table:table-cell office:value-type="string">
            <text:p>Emergency Name</text:p>
          </table:table-cell>
          <table:table-cell office:value-type="string">
            <text:p>In Registration form, Other Details tab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Other details tab in Registration Form <text:s text:c="26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4">
          <table:table-cell office:value-type="float" office:value="50">
            <text:p>50</text:p>
          </table:table-cell>
          <table:table-cell office:value-type="string">
            <text:p>Relationship</text:p>
          </table:table-cell>
          <table:table-cell office:value-type="string">
            <text:p>In Registration form, Other Details tab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Other details tab in Registration Form <text:s text:c="26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4">
          <table:table-cell office:value-type="float" office:value="51">
            <text:p>51</text:p>
          </table:table-cell>
          <table:table-cell office:value-type="string">
            <text:p>Emergency address</text:p>
          </table:table-cell>
          <table:table-cell office:value-type="string">
            <text:p>In Registration form, Other Details tab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Other details tab in Registration Form <text:s text:c="26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4">
          <table:table-cell office:value-type="float" office:value="52">
            <text:p>52</text:p>
          </table:table-cell>
          <table:table-cell office:value-type="string">
            <text:p>Emergency phone</text:p>
          </table:table-cell>
          <table:table-cell office:value-type="string">
            <text:p>In Registration form, Other Details tab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Other details tab in Registration Form <text:s text:c="26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4">
          <table:table-cell office:value-type="float" office:value="53">
            <text:p>53</text:p>
          </table:table-cell>
          <table:table-cell office:value-type="string">
            <text:p>Status</text:p>
          </table:table-cell>
          <table:table-cell office:value-type="string">
            <text:p>In Registration form, Other Details tab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Other details tab in Registration Form <text:s text:c="26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4">
          <table:table-cell office:value-type="float" office:value="54">
            <text:p>54</text:p>
          </table:table-cell>
          <table:table-cell office:value-type="string">
            <text:p>Person finger</text:p>
          </table:table-cell>
          <table:table-cell office:value-type="string">
            <text:p>In Registration form, Other Details tab should be open. Worksheet should be open.</text:p>
          </table:table-cell>
          <table:table-cell office:value-type="string">
            <text:p>Component(Button), Font</text:p>
          </table:table-cell>
          <table:table-cell office:value-type="string">
            <text:p>1.Open the Other details tab in Registration Form <text:s text:c="26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4">
          <table:table-cell office:value-type="float" office:value="55">
            <text:p>55</text:p>
          </table:table-cell>
          <table:table-cell office:value-type="string">
            <text:p>Person photo</text:p>
          </table:table-cell>
          <table:table-cell office:value-type="string">
            <text:p>In Registration form, Other Details tab should be open. Worksheet should be open.</text:p>
          </table:table-cell>
          <table:table-cell office:value-type="string">
            <text:p>Component(Button), Font</text:p>
          </table:table-cell>
          <table:table-cell office:value-type="string">
            <text:p>1.Open the Other details tab in Registration Form <text:s text:c="26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4">
          <table:table-cell office:value-type="float" office:value="56">
            <text:p>56</text:p>
          </table:table-cell>
          <table:table-cell office:value-type="string">
            <text:p>Save Button</text:p>
          </table:table-cell>
          <table:table-cell office:value-type="string">
            <text:p>In Registration form, Other Details tab should be open. Worksheet should be open.</text:p>
          </table:table-cell>
          <table:table-cell office:value-type="string">
            <text:p>Component(Button), Font</text:p>
          </table:table-cell>
          <table:table-cell office:value-type="string">
            <text:p>1.Open the Other details tab in Registration Form <text:s text:c="26"/>2.Open the Worksheet <text:s text:c="17"/>3.Tally the button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57">
            <text:p>57</text:p>
          </table:table-cell>
          <table:table-cell office:value-type="string">
            <text:p>Waiting form</text:p>
          </table:table-cell>
          <table:table-cell office:value-type="string">
            <text:p>Waiting form should be open. Worksheet should be open.</text:p>
          </table:table-cell>
          <table:table-cell office:value-type="string">
            <text:p>Component(Labels), Font</text:p>
          </table:table-cell>
          <table:table-cell office:value-type="string">
            <text:p>1.Open the Waiting Form <text:s text:c="12"/>2.Open the Worksheet <text:s text:c="17"/>3.Tally the labels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58">
            <text:p>58</text:p>
          </table:table-cell>
          <table:table-cell office:value-type="string">
            <text:p>Inquiry date</text:p>
          </table:table-cell>
          <table:table-cell office:value-type="string">
            <text:p>Waiting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Waiting Form <text:s text:c="12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59">
            <text:p>59</text:p>
          </table:table-cell>
          <table:table-cell office:value-type="string">
            <text:p>Person name</text:p>
          </table:table-cell>
          <table:table-cell office:value-type="string">
            <text:p>Waiting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Waiting Form <text:s text:c="12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60">
            <text:p>60</text:p>
          </table:table-cell>
          <table:table-cell office:value-type="string">
            <text:p>Amount paid</text:p>
          </table:table-cell>
          <table:table-cell office:value-type="string">
            <text:p>Waiting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Waiting Form <text:s text:c="12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61">
            <text:p>61</text:p>
          </table:table-cell>
          <table:table-cell office:value-type="string">
            <text:p>Joining date</text:p>
          </table:table-cell>
          <table:table-cell office:value-type="string">
            <text:p>Waiting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Waiting Form <text:s text:c="12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62">
            <text:p>62</text:p>
          </table:table-cell>
          <table:table-cell office:value-type="string">
            <text:p>Mobile no</text:p>
          </table:table-cell>
          <table:table-cell office:value-type="string">
            <text:p>Waiting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Waiting Form <text:s text:c="12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63">
            <text:p>63</text:p>
          </table:table-cell>
          <table:table-cell office:value-type="string">
            <text:p>Address </text:p>
          </table:table-cell>
          <table:table-cell office:value-type="string">
            <text:p>Waiting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Waiting Form <text:s text:c="12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64">
            <text:p>64</text:p>
          </table:table-cell>
          <table:table-cell office:value-type="string">
            <text:p>Waiting no</text:p>
          </table:table-cell>
          <table:table-cell office:value-type="string">
            <text:p>Waiting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Waiting Form <text:s text:c="12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65">
            <text:p>65</text:p>
          </table:table-cell>
          <table:table-cell office:value-type="string">
            <text:p>Status </text:p>
          </table:table-cell>
          <table:table-cell office:value-type="string">
            <text:p>Waiting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Waiting Form <text:s text:c="12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66">
            <text:p>66</text:p>
          </table:table-cell>
          <table:table-cell office:value-type="string">
            <text:p>Save Button</text:p>
          </table:table-cell>
          <table:table-cell office:value-type="string">
            <text:p>Waiting form should be open. Worksheet should be open.</text:p>
          </table:table-cell>
          <table:table-cell office:value-type="string">
            <text:p>Component(Button), Font</text:p>
          </table:table-cell>
          <table:table-cell office:value-type="string">
            <text:p>1.Open the Waiting Form <text:s text:c="12"/>2.Open the Worksheet <text:s text:c="17"/>3.Tally the button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67">
            <text:p>67</text:p>
          </table:table-cell>
          <table:table-cell office:value-type="string">
            <text:p>Workout</text:p>
          </table:table-cell>
          <table:table-cell office:value-type="string">
            <text:p>Workout form should be open. Worksheet should be open.</text:p>
          </table:table-cell>
          <table:table-cell office:value-type="string">
            <text:p>Component(Labels), Font</text:p>
          </table:table-cell>
          <table:table-cell office:value-type="string">
            <text:p>1.Open the Workout Form <text:s text:c="12"/>2.Open the Worksheet <text:s text:c="17"/>3.Tally the labels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68">
            <text:p>68</text:p>
          </table:table-cell>
          <table:table-cell office:value-type="string">
            <text:p>Work ID</text:p>
          </table:table-cell>
          <table:table-cell office:value-type="string">
            <text:p>Workout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Workout Form <text:s text:c="12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69">
            <text:p>69</text:p>
          </table:table-cell>
          <table:table-cell office:value-type="string">
            <text:p>Person name</text:p>
          </table:table-cell>
          <table:table-cell office:value-type="string">
            <text:p>Workout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Workout Form <text:s text:c="12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70">
            <text:p>70</text:p>
          </table:table-cell>
          <table:table-cell office:value-type="string">
            <text:p>Duration from</text:p>
          </table:table-cell>
          <table:table-cell office:value-type="string">
            <text:p>Workout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Workout Form <text:s text:c="12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71">
            <text:p>71</text:p>
          </table:table-cell>
          <table:table-cell office:value-type="string">
            <text:p>Duration to</text:p>
          </table:table-cell>
          <table:table-cell office:value-type="string">
            <text:p>Workout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Workout Form <text:s text:c="12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72">
            <text:p>72</text:p>
          </table:table-cell>
          <table:table-cell office:value-type="string">
            <text:p>Batch time</text:p>
          </table:table-cell>
          <table:table-cell office:value-type="string">
            <text:p>Workout form should be open. Worksheet should be open.</text:p>
          </table:table-cell>
          <table:table-cell office:value-type="string">
            <text:p>Component(Textbox), Font, Back Color, Fore Color</text:p>
          </table:table-cell>
          <table:table-cell office:value-type="string">
            <text:p>1.Open the Workout Form <text:s text:c="12"/>2.Open the Worksheet <text:s text:c="17"/>3.Tally the field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  <table:table-row table:style-name="ro3">
          <table:table-cell office:value-type="float" office:value="73">
            <text:p>73</text:p>
          </table:table-cell>
          <table:table-cell office:value-type="string">
            <text:p>Save Button</text:p>
          </table:table-cell>
          <table:table-cell office:value-type="string">
            <text:p>Workout form should be open. Worksheet should be open.</text:p>
          </table:table-cell>
          <table:table-cell office:value-type="string">
            <text:p>Component(Button), Font</text:p>
          </table:table-cell>
          <table:table-cell office:value-type="string">
            <text:p>1.Open the Workout Form <text:s text:c="12"/>2.Open the Worksheet <text:s text:c="17"/>3.Tally the button with worksheet specifications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date" office:date-value="2014-12-08">
            <text:p>12/08/14</text:p>
          </table:table-cell>
          <table:table-cell table:number-columns-repeated="1015"/>
        </table:table-row>
      </table:table>
      <table:table table:name="Database" table:style-name="ta1" table:print="false">
        <table:table-column table:style-name="co10" table:default-cell-style-name="ce3"/>
        <table:table-column table:style-name="co11" table:default-cell-style-name="ce6"/>
        <table:table-column table:style-name="co12" table:default-cell-style-name="ce7"/>
        <table:table-column table:style-name="co13" table:default-cell-style-name="ce6"/>
        <table:table-column table:style-name="co14" table:default-cell-style-name="ce13"/>
        <table:table-column table:style-name="co2" table:default-cell-style-name="ce6"/>
        <table:table-column table:style-name="co15" table:default-cell-style-name="ce6"/>
        <table:table-column table:style-name="co8" table:default-cell-style-name="ce3"/>
        <table:table-column table:style-name="co8" table:default-cell-style-name="ce10"/>
        <table:table-row table:style-name="ro6">
          <table:table-cell table:style-name="ce1" office:value-type="string" table:number-columns-spanned="9" table:number-rows-spanned="1">
            <text:p>Test cases for SMS Pro Software (database)</text:p>
          </table:table-cell>
          <table:covered-table-cell table:number-columns-repeated="3" table:style-name="ce4"/>
          <table:covered-table-cell table:style-name="ce9"/>
          <table:covered-table-cell table:number-columns-repeated="4" table:style-name="ce4"/>
        </table:table-row>
        <table:table-row table:style-name="ro7">
          <table:table-cell table:style-name="ce12" office:value-type="string">
            <text:p>Test case ID</text:p>
          </table:table-cell>
          <table:table-cell table:style-name="ce5" office:value-type="string">
            <text:p>Test case description</text:p>
          </table:table-cell>
          <table:table-cell table:style-name="ce5" office:value-type="string">
            <text:p>Preconditions / Requirements</text:p>
          </table:table-cell>
          <table:table-cell table:style-name="ce1" office:value-type="string">
            <text:p>Test data</text:p>
          </table:table-cell>
          <table:table-cell table:style-name="ce5" office:value-type="string">
            <text:p>Steps to be followed</text:p>
          </table:table-cell>
          <table:table-cell table:style-name="ce5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5" office:value-type="string">
            <text:p>Status Pass/Fail</text:p>
          </table:table-cell>
          <table:table-cell table:style-name="ce5" office:value-type="string">
            <text:p>Date of Creation</text:p>
          </table:table-cell>
        </table:table-row>
        <table:table-row table:style-name="ro9">
          <table:table-cell office:value-type="float" office:value="1">
            <text:p>1</text:p>
          </table:table-cell>
          <table:table-cell office:value-type="string">
            <text:p>Employee Form</text:p>
          </table:table-cell>
          <table:table-cell office:value-type="string">
            <text:p>Localhost/phpmyadmin page should be open. <text:s text:c="6"/>Worksheet should be open.</text:p>
          </table:table-cell>
          <table:table-cell office:value-type="string">
            <text:p>Table name</text:p>
          </table:table-cell>
          <table:table-cell office:value-type="string">
            <text:p>1.Open the xampp application 2.Open the localhost/phpmyadmin link on browser &amp; open Gymprodb <text:s/>3.Click on tbemployee <text:s text:c="14"/>4.Open the worksheet <text:s text:c="12"/>5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9">
          <table:table-cell office:value-type="float" office:value="2">
            <text:p>2</text:p>
          </table:table-cell>
          <table:table-cell office:value-type="string">
            <text:p>Employee ID</text:p>
          </table:table-cell>
          <table:table-cell office:value-type="string">
            <text:p>Localhost/phpmyadmin page should be open. <text:s text:c="6"/>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Open the xampp application 2.Open the localhost/phpmyadmin link on browser <text:s text:c="21"/>3.Observe employeeid <text:s text:c="14"/>4.Open the worksheet <text:s text:c="12"/>5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9">
          <table:table-cell office:value-type="float" office:value="3">
            <text:p>3</text:p>
          </table:table-cell>
          <table:table-cell office:value-type="string">
            <text:p>Person name</text:p>
          </table:table-cell>
          <table:table-cell office:value-type="string">
            <text:p>Localhost/phpmyadmin page should be open. <text:s text:c="6"/>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Open the xampp application 2.Open the localhost/phpmyadmin link on browser <text:s text:c="21"/>3.Observe personname <text:s text:c="14"/>4.Open the worksheet <text:s text:c="12"/>5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9">
          <table:table-cell office:value-type="float" office:value="4">
            <text:p>4</text:p>
          </table:table-cell>
          <table:table-cell office:value-type="string">
            <text:p>Mobile no</text:p>
          </table:table-cell>
          <table:table-cell office:value-type="string">
            <text:p>Localhost/phpmyadmin page should be open. <text:s text:c="6"/>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Open the xampp application 2.Open the localhost/phpmyadmin link on browser <text:s text:c="21"/>3.Observe mobile_no <text:s text:c="13"/>4.Open the worksheet <text:s text:c="12"/>5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9">
          <table:table-cell office:value-type="float" office:value="5">
            <text:p>5</text:p>
          </table:table-cell>
          <table:table-cell office:value-type="string">
            <text:p>Reference</text:p>
          </table:table-cell>
          <table:table-cell office:value-type="string">
            <text:p>Localhost/phpmyadmin page should be open. <text:s text:c="6"/>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Open the xampp application 2.Open the localhost/phpmyadmin link on browser <text:s text:c="21"/>3.Observe reference <text:s text:c="13"/>4.Open the worksheet <text:s text:c="12"/>5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9">
          <table:table-cell office:value-type="float" office:value="6">
            <text:p>6</text:p>
          </table:table-cell>
          <table:table-cell office:value-type="string">
            <text:p>Permanent Address</text:p>
          </table:table-cell>
          <table:table-cell office:value-type="string">
            <text:p>Localhost/phpmyadmin page should be open. <text:s text:c="6"/>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Open the xampp application 2.Open the localhost/phpmyadmin link on browser <text:s text:c="21"/>3.Observe p_address <text:s text:c="14"/>4.Open the worksheet <text:s text:c="12"/>5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9">
          <table:table-cell office:value-type="float" office:value="7">
            <text:p>7</text:p>
          </table:table-cell>
          <table:table-cell table:style-name="ce7" office:value-type="string">
            <text:p>Correspondence address</text:p>
          </table:table-cell>
          <table:table-cell office:value-type="string">
            <text:p>Localhost/phpmyadmin page should be open. <text:s text:c="6"/>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Open the xampp application 2.Open the localhost/phpmyadmin link on browser <text:s text:c="21"/>3.Observe t_address <text:s text:c="13"/>4.Open the worksheet <text:s text:c="12"/>5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9">
          <table:table-cell office:value-type="float" office:value="8">
            <text:p>8</text:p>
          </table:table-cell>
          <table:table-cell office:value-type="string">
            <text:p>Remark</text:p>
          </table:table-cell>
          <table:table-cell office:value-type="string">
            <text:p>Localhost/phpmyadmin page should be open. <text:s text:c="6"/>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Open the xampp application 2.Open the localhost/phpmyadmin link on browser <text:s text:c="21"/>3.Observe remark <text:s text:c="14"/>4.Open the worksheet <text:s text:c="12"/>5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9">
          <table:table-cell office:value-type="float" office:value="9">
            <text:p>9</text:p>
          </table:table-cell>
          <table:table-cell office:value-type="string">
            <text:p>Alternate mobile no.</text:p>
          </table:table-cell>
          <table:table-cell office:value-type="string">
            <text:p>Localhost/phpmyadmin page should be open. <text:s text:c="6"/>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Open the xampp application 2.Open the localhost/phpmyadmin link on browser <text:s text:c="21"/>3.Observe alter_mobile <text:s text:c="14"/>4.Open the worksheet <text:s text:c="12"/>5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9">
          <table:table-cell office:value-type="float" office:value="10">
            <text:p>10</text:p>
          </table:table-cell>
          <table:table-cell office:value-type="string">
            <text:p>Employee photo</text:p>
          </table:table-cell>
          <table:table-cell office:value-type="string">
            <text:p>Localhost/phpmyadmin page should be open. <text:s text:c="6"/>Worksheet should be open.</text:p>
          </table:table-cell>
          <table:table-cell office:value-type="string">
            <text:p>Field, Data type</text:p>
          </table:table-cell>
          <table:table-cell office:value-type="string">
            <text:p>1.Open the xampp application 2.Open the localhost/phpmyadmin link on browser <text:s text:c="21"/>3.Observe employeephoto <text:s text:c="12"/><text:s text:c="2"/>4.Open the worksheet <text:s text:c="12"/>5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9">
          <table:table-cell office:value-type="float" office:value="11">
            <text:p>11</text:p>
          </table:table-cell>
          <table:table-cell office:value-type="string">
            <text:p>Employee finger</text:p>
          </table:table-cell>
          <table:table-cell office:value-type="string">
            <text:p>Localhost/phpmyadmin page should be open. <text:s text:c="6"/>Worksheet should be open.</text:p>
          </table:table-cell>
          <table:table-cell office:value-type="string">
            <text:p>Field, Data type</text:p>
          </table:table-cell>
          <table:table-cell office:value-type="string">
            <text:p>1.Open the xampp application 2.Open the localhost/phpmyadmin link on browser <text:s text:c="21"/>3.Observe employeefinger <text:s text:c="12"/><text:s text:c="2"/>4.Open the worksheet <text:s text:c="12"/>5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9">
          <table:table-cell office:value-type="float" office:value="12">
            <text:p>12</text:p>
          </table:table-cell>
          <table:table-cell office:value-type="string">
            <text:p>Expenditure form</text:p>
          </table:table-cell>
          <table:table-cell office:value-type="string">
            <text:p>Localhost/phpmyadmin page should be open. <text:s text:c="6"/>Worksheet should be open.</text:p>
          </table:table-cell>
          <table:table-cell office:value-type="string">
            <text:p>Table name</text:p>
          </table:table-cell>
          <table:table-cell office:value-type="string">
            <text:p>1.Open the xampp application 2.Open the localhost/phpmyadmin link on browser &amp; open Gymprodb <text:s/>3.Click on tbexpenditure <text:s text:c="14"/>4.Open the worksheet <text:s text:c="12"/>5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9">
          <table:table-cell office:value-type="float" office:value="13">
            <text:p>13</text:p>
          </table:table-cell>
          <table:table-cell office:value-type="string">
            <text:p>Expenditure date</text:p>
          </table:table-cell>
          <table:table-cell office:value-type="string">
            <text:p>Localhost/phpmyadmin page should be open. <text:s text:c="6"/>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Open the xampp application 2.Open the localhost/phpmyadmin link on browser <text:s text:c="21"/>3.Observe exp_date <text:s text:c="14"/>4.Open the worksheet <text:s text:c="12"/>5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9">
          <table:table-cell office:value-type="float" office:value="14">
            <text:p>14</text:p>
          </table:table-cell>
          <table:table-cell office:value-type="string">
            <text:p>Expenditure type</text:p>
          </table:table-cell>
          <table:table-cell office:value-type="string">
            <text:p>Localhost/phpmyadmin page should be open. <text:s text:c="6"/>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Open the xampp application 2.Open the localhost/phpmyadmin link on browser <text:s text:c="21"/>3.Observe exp_type <text:s text:c="14"/>4.Open the worksheet <text:s text:c="12"/>5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9">
          <table:table-cell office:value-type="float" office:value="15">
            <text:p>15</text:p>
          </table:table-cell>
          <table:table-cell office:value-type="string">
            <text:p>Amount paid</text:p>
          </table:table-cell>
          <table:table-cell office:value-type="string">
            <text:p>Localhost/phpmyadmin page should be open. <text:s text:c="6"/>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Open the xampp application 2.Open the localhost/phpmyadmin link on browser <text:s text:c="21"/>3.Observe amountpaid <text:s text:c="13"/>4.Open the worksheet <text:s text:c="12"/>5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9">
          <table:table-cell office:value-type="float" office:value="16">
            <text:p>16</text:p>
          </table:table-cell>
          <table:table-cell office:value-type="string">
            <text:p>Paid to</text:p>
          </table:table-cell>
          <table:table-cell office:value-type="string">
            <text:p>Localhost/phpmyadmin page should be open. <text:s text:c="6"/>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Open the xampp application 2.Open the localhost/phpmyadmin link on browser <text:s text:c="21"/>3.Observe paidto <text:s text:c="16"/>4.Open the worksheet <text:s text:c="12"/>5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9">
          <table:table-cell office:value-type="float" office:value="17">
            <text:p>17</text:p>
          </table:table-cell>
          <table:table-cell office:value-type="string">
            <text:p>Remark</text:p>
          </table:table-cell>
          <table:table-cell office:value-type="string">
            <text:p>Localhost/phpmyadmin page should be open. <text:s text:c="6"/>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Open the xampp application 2.Open the localhost/phpmyadmin link on browser <text:s text:c="21"/>3.Observe remark <text:s text:c="14"/>4.Open the worksheet <text:s text:c="12"/>5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9">
          <table:table-cell office:value-type="float" office:value="18">
            <text:p>18</text:p>
          </table:table-cell>
          <table:table-cell office:value-type="string">
            <text:p>Receipt form</text:p>
          </table:table-cell>
          <table:table-cell office:value-type="string">
            <text:p>Localhost/phpmyadmin page should be open. <text:s text:c="6"/>Worksheet should be open.</text:p>
          </table:table-cell>
          <table:table-cell office:value-type="string">
            <text:p>Table name</text:p>
          </table:table-cell>
          <table:table-cell office:value-type="string">
            <text:p>1.Open the xampp application 2.Open the localhost/phpmyadmin link on browser &amp; open Gymprodb <text:s/>3.Click on tbreceipt <text:s text:c="14"/>4.Open the worksheet <text:s text:c="12"/>5.Tally the specifications </text:p>
          </table:table-cell>
          <table:table-cell office:value-type="string">
            <text:p>Correct specifications</text:p>
          </table:table-cell>
          <table:table-cell table:style-name="ce7" office:value-type="string">
            <text:p>Incorrect Spelling in form name</text:p>
          </table:table-cell>
          <table:table-cell office:value-type="string">
            <text:p>Fail</text:p>
          </table:table-cell>
          <table:table-cell office:value-type="string">
            <text:p>13/08/2014</text:p>
          </table:table-cell>
        </table:table-row>
        <table:table-row table:style-name="ro9">
          <table:table-cell office:value-type="float" office:value="19">
            <text:p>19</text:p>
          </table:table-cell>
          <table:table-cell office:value-type="string">
            <text:p>Receipt no</text:p>
          </table:table-cell>
          <table:table-cell office:value-type="string">
            <text:p>Localhost/phpmyadmin page should be open. <text:s text:c="6"/>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Open the xampp application 2.Open the localhost/phpmyadmin link on browser <text:s text:c="21"/>3.Observe recieptno <text:s text:c="14"/>4.Open the worksheet <text:s text:c="12"/>5.Tally the specifications </text:p>
          </table:table-cell>
          <table:table-cell office:value-type="string">
            <text:p>Correct specifications</text:p>
          </table:table-cell>
          <table:table-cell table:style-name="ce7" office:value-type="string">
            <text:p>Incorrect Spelling in field</text:p>
          </table:table-cell>
          <table:table-cell office:value-type="string">
            <text:p>Fail</text:p>
          </table:table-cell>
          <table:table-cell office:value-type="string">
            <text:p>13/08/2014</text:p>
          </table:table-cell>
        </table:table-row>
        <table:table-row table:style-name="ro9">
          <table:table-cell office:value-type="float" office:value="20">
            <text:p>20</text:p>
          </table:table-cell>
          <table:table-cell office:value-type="string">
            <text:p>Pay date</text:p>
          </table:table-cell>
          <table:table-cell office:value-type="string">
            <text:p>Localhost/phpmyadmin page should be open. <text:s text:c="6"/>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Open the xampp application 2.Open the localhost/phpmyadmin link on browser <text:s text:c="21"/>3.Observe paydate <text:s text:c="14"/>4.Open the worksheet <text:s text:c="12"/>5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9">
          <table:table-cell office:value-type="float" office:value="21">
            <text:p>21</text:p>
          </table:table-cell>
          <table:table-cell office:value-type="string">
            <text:p>Person name</text:p>
          </table:table-cell>
          <table:table-cell office:value-type="string">
            <text:p>Localhost/phpmyadmin page should be open. <text:s text:c="6"/>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Open the xampp application 2.Open the localhost/phpmyadmin link on browser <text:s text:c="21"/>3.Observe personname <text:s text:c="14"/>4.Open the worksheet <text:s text:c="12"/>5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9">
          <table:table-cell office:value-type="float" office:value="22">
            <text:p>22</text:p>
          </table:table-cell>
          <table:table-cell office:value-type="string">
            <text:p>Amount paid</text:p>
          </table:table-cell>
          <table:table-cell office:value-type="string">
            <text:p>Localhost/phpmyadmin page should be open. <text:s text:c="6"/>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Open the xampp application 2.Open the localhost/phpmyadmin link on browser <text:s text:c="21"/>3.Observe amountpaid <text:s text:c="13"/>4.Open the worksheet <text:s text:c="12"/>5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9">
          <table:table-cell office:value-type="float" office:value="23">
            <text:p>23</text:p>
          </table:table-cell>
          <table:table-cell office:value-type="string">
            <text:p>Pay type</text:p>
          </table:table-cell>
          <table:table-cell office:value-type="string">
            <text:p>Localhost/phpmyadmin page should be open. <text:s text:c="6"/>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Open the xampp application 2.Open the localhost/phpmyadmin link on browser <text:s text:c="21"/>3.Observe pay_type <text:s text:c="16"/>4.Open the worksheet <text:s text:c="12"/>5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9">
          <table:table-cell office:value-type="float" office:value="24">
            <text:p>24</text:p>
          </table:table-cell>
          <table:table-cell office:value-type="string">
            <text:p>Pay for</text:p>
          </table:table-cell>
          <table:table-cell office:value-type="string">
            <text:p>Localhost/phpmyadmin page should be open. <text:s text:c="6"/>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Open the xampp application 2.Open the localhost/phpmyadmin link on browser <text:s text:c="21"/>3.Observe pay_for <text:s text:c="14"/>4.Open the worksheet <text:s text:c="12"/>5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9">
          <table:table-cell office:value-type="float" office:value="25">
            <text:p>25</text:p>
          </table:table-cell>
          <table:table-cell table:style-name="ce7" office:value-type="string">
            <text:p>Registration form</text:p>
          </table:table-cell>
          <table:table-cell office:value-type="string">
            <text:p>Localhost/phpmyadmin page should be open. <text:s text:c="6"/>Worksheet should be open.</text:p>
          </table:table-cell>
          <table:table-cell office:value-type="string">
            <text:p>Table name</text:p>
          </table:table-cell>
          <table:table-cell office:value-type="string">
            <text:p>1.Open the xampp application 2.Open the localhost/phpmyadmin link on browser &amp; open Gymprodb <text:s/>3.Click on tbregistration <text:s text:c="14"/>4.Open the worksheet <text:s text:c="12"/>5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9">
          <table:table-cell office:value-type="float" office:value="26">
            <text:p>26</text:p>
          </table:table-cell>
          <table:table-cell office:value-type="string">
            <text:p>Person name</text:p>
          </table:table-cell>
          <table:table-cell office:value-type="string">
            <text:p>Localhost/phpmyadmin page should be open. <text:s text:c="6"/>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Open the xampp application 2.Open the localhost/phpmyadmin link on browser <text:s text:c="21"/>3.Observe personid <text:s text:c="14"/>4.Open the worksheet <text:s text:c="12"/>5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9">
          <table:table-cell office:value-type="float" office:value="27">
            <text:p>27</text:p>
          </table:table-cell>
          <table:table-cell office:value-type="string">
            <text:p>Birth date</text:p>
          </table:table-cell>
          <table:table-cell office:value-type="string">
            <text:p>Localhost/phpmyadmin page should be open. <text:s text:c="6"/>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Open the xampp application 2.Open the localhost/phpmyadmin link on browser <text:s text:c="21"/>3.Observe birthdate <text:s text:c="14"/>4.Open the worksheet <text:s text:c="12"/>5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9">
          <table:table-cell office:value-type="float" office:value="28">
            <text:p>28</text:p>
          </table:table-cell>
          <table:table-cell office:value-type="string">
            <text:p>Address</text:p>
          </table:table-cell>
          <table:table-cell office:value-type="string">
            <text:p>Localhost/phpmyadmin page should be open. <text:s text:c="6"/>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Open the xampp application 2.Open the localhost/phpmyadmin link on browser <text:s text:c="21"/>3.Observe address <text:s text:c="13"/>4.Open the worksheet <text:s text:c="12"/>5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9">
          <table:table-cell office:value-type="float" office:value="29">
            <text:p>29</text:p>
          </table:table-cell>
          <table:table-cell office:value-type="string">
            <text:p>City</text:p>
          </table:table-cell>
          <table:table-cell office:value-type="string">
            <text:p>Localhost/phpmyadmin page should be open. <text:s text:c="6"/>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Open the xampp application 2.Open the localhost/phpmyadmin link on browser <text:s text:c="21"/>3.Observe city <text:s text:c="19"/>4.Open the worksheet <text:s text:c="12"/>5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9">
          <table:table-cell office:value-type="float" office:value="30">
            <text:p>30</text:p>
          </table:table-cell>
          <table:table-cell office:value-type="string">
            <text:p>Zip code</text:p>
          </table:table-cell>
          <table:table-cell office:value-type="string">
            <text:p>Localhost/phpmyadmin page should be open. <text:s text:c="6"/>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Open the xampp application 2.Open the localhost/phpmyadmin link on browser <text:s text:c="21"/>3.Observe zipcode <text:s text:c="14"/>4.Open the worksheet <text:s text:c="12"/>5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9">
          <table:table-cell office:value-type="float" office:value="31">
            <text:p>31</text:p>
          </table:table-cell>
          <table:table-cell office:value-type="string">
            <text:p>Phone</text:p>
          </table:table-cell>
          <table:table-cell office:value-type="string">
            <text:p>Localhost/phpmyadmin page should be open. <text:s text:c="6"/>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Open the xampp application 2.Open the localhost/phpmyadmin link on browser <text:s text:c="21"/>3.Observe phone <text:s text:c="16"/>4.Open the worksheet <text:s text:c="12"/>5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9">
          <table:table-cell office:value-type="float" office:value="32">
            <text:p>32</text:p>
          </table:table-cell>
          <table:table-cell office:value-type="string">
            <text:p>Email</text:p>
          </table:table-cell>
          <table:table-cell office:value-type="string">
            <text:p>Localhost/phpmyadmin page should be open. <text:s text:c="6"/>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Open the xampp application 2.Open the localhost/phpmyadmin link on browser <text:s text:c="21"/>3.Observe email <text:s text:c="17"/>4.Open the worksheet <text:s text:c="12"/>5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9">
          <table:table-cell office:value-type="float" office:value="33">
            <text:p>33</text:p>
          </table:table-cell>
          <table:table-cell office:value-type="string">
            <text:p>Occupation</text:p>
          </table:table-cell>
          <table:table-cell office:value-type="string">
            <text:p>Localhost/phpmyadmin page should be open. <text:s text:c="6"/>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Open the xampp application 2.Open the localhost/phpmyadmin link on browser <text:s text:c="21"/>3.Observe occupation <text:s text:c="14"/>4.Open the worksheet <text:s text:c="12"/>5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9">
          <table:table-cell office:value-type="float" office:value="34">
            <text:p>34</text:p>
          </table:table-cell>
          <table:table-cell office:value-type="string">
            <text:p>Employer</text:p>
          </table:table-cell>
          <table:table-cell office:value-type="string">
            <text:p>Localhost/phpmyadmin page should be open. <text:s text:c="6"/>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Open the xampp application 2.Open the localhost/phpmyadmin link on browser <text:s text:c="21"/>3.Observe employer <text:s text:c="14"/>4.Open the worksheet <text:s text:c="12"/>5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9">
          <table:table-cell office:value-type="float" office:value="35">
            <text:p>35</text:p>
          </table:table-cell>
          <table:table-cell office:value-type="string">
            <text:p>Weight</text:p>
          </table:table-cell>
          <table:table-cell office:value-type="string">
            <text:p>Localhost/phpmyadmin page should be open. <text:s text:c="6"/>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Open the xampp application 2.Open the localhost/phpmyadmin link on browser <text:s text:c="21"/>3.Observe weight <text:s text:c="15"/>4.Open the worksheet <text:s text:c="12"/>5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9">
          <table:table-cell office:value-type="float" office:value="36">
            <text:p>36</text:p>
          </table:table-cell>
          <table:table-cell office:value-type="string">
            <text:p>Chest</text:p>
          </table:table-cell>
          <table:table-cell office:value-type="string">
            <text:p>Localhost/phpmyadmin page should be open. <text:s text:c="6"/>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Open the xampp application 2.Open the localhost/phpmyadmin link on browser <text:s text:c="21"/>3.Observe chest <text:s text:c="16"/>4.Open the worksheet <text:s text:c="12"/>5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9">
          <table:table-cell office:value-type="float" office:value="37">
            <text:p>37</text:p>
          </table:table-cell>
          <table:table-cell office:value-type="string">
            <text:p>Biceps</text:p>
          </table:table-cell>
          <table:table-cell office:value-type="string">
            <text:p>Localhost/phpmyadmin page should be open. <text:s text:c="6"/>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Open the xampp application 2.Open the localhost/phpmyadmin link on browser <text:s text:c="21"/>3.Observe biceps <text:s text:c="15"/>4.Open the worksheet <text:s text:c="12"/>5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9">
          <table:table-cell office:value-type="float" office:value="38">
            <text:p>38</text:p>
          </table:table-cell>
          <table:table-cell office:value-type="string">
            <text:p>Waist</text:p>
          </table:table-cell>
          <table:table-cell office:value-type="string">
            <text:p>Localhost/phpmyadmin page should be open. <text:s text:c="6"/>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Open the xampp application 2.Open the localhost/phpmyadmin link on browser <text:s text:c="21"/>3.Observe waist <text:s text:c="17"/>4.Open the worksheet <text:s text:c="12"/>5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9">
          <table:table-cell office:value-type="float" office:value="39">
            <text:p>39</text:p>
          </table:table-cell>
          <table:table-cell office:value-type="string">
            <text:p>Emergency Name</text:p>
          </table:table-cell>
          <table:table-cell office:value-type="string">
            <text:p>Localhost/phpmyadmin page should be open. <text:s text:c="6"/>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Open the xampp application 2.Open the localhost/phpmyadmin link on browser <text:s text:c="21"/>3.Observe e_name <text:s text:c="15"/>4.Open the worksheet <text:s text:c="12"/>5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9">
          <table:table-cell office:value-type="float" office:value="40">
            <text:p>40</text:p>
          </table:table-cell>
          <table:table-cell office:value-type="string">
            <text:p>Relationship</text:p>
          </table:table-cell>
          <table:table-cell office:value-type="string">
            <text:p>Localhost/phpmyadmin page should be open. <text:s text:c="6"/>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Open the xampp application 2.Open the localhost/phpmyadmin link on browser <text:s text:c="21"/>3.Observe e_relationship <text:s text:c="5"/>4.Open the worksheet <text:s text:c="12"/>5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9">
          <table:table-cell office:value-type="float" office:value="41">
            <text:p>41</text:p>
          </table:table-cell>
          <table:table-cell office:value-type="string">
            <text:p>Emergency address</text:p>
          </table:table-cell>
          <table:table-cell office:value-type="string">
            <text:p>Localhost/phpmyadmin page should be open. <text:s text:c="6"/>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Open the xampp application 2.Open the localhost/phpmyadmin link on browser <text:s text:c="21"/>3.Observe e_address <text:s text:c="13"/>4.Open the worksheet <text:s text:c="12"/>5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9">
          <table:table-cell office:value-type="float" office:value="42">
            <text:p>42</text:p>
          </table:table-cell>
          <table:table-cell office:value-type="string">
            <text:p>Emergency phone</text:p>
          </table:table-cell>
          <table:table-cell office:value-type="string">
            <text:p>Localhost/phpmyadmin page should be open. <text:s text:c="6"/>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Open the xampp application 2.Open the localhost/phpmyadmin link on browser <text:s text:c="21"/>3.Observe status <text:s text:c="15"/>4.Open the worksheet <text:s text:c="12"/>5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9">
          <table:table-cell office:value-type="float" office:value="43">
            <text:p>43</text:p>
          </table:table-cell>
          <table:table-cell office:value-type="string">
            <text:p>Status</text:p>
          </table:table-cell>
          <table:table-cell office:value-type="string">
            <text:p>Localhost/phpmyadmin page should be open. <text:s text:c="6"/>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Open the xampp application 2.Open the localhost/phpmyadmin link on browser <text:s text:c="21"/>3.Observe weight <text:s text:c="15"/>4.Open the worksheet <text:s text:c="12"/>5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9">
          <table:table-cell office:value-type="float" office:value="44">
            <text:p>44</text:p>
          </table:table-cell>
          <table:table-cell office:value-type="string">
            <text:p>Person finger</text:p>
          </table:table-cell>
          <table:table-cell office:value-type="string">
            <text:p>Localhost/phpmyadmin page should be open. <text:s text:c="6"/>Worksheet should be open.</text:p>
          </table:table-cell>
          <table:table-cell office:value-type="string">
            <text:p>Field, Data type</text:p>
          </table:table-cell>
          <table:table-cell office:value-type="string">
            <text:p>1.Open the xampp application 2.Open the localhost/phpmyadmin link on browser <text:s text:c="21"/>3.Observe personfinger <text:s text:c="14"/>4.Open the worksheet <text:s text:c="12"/>5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9">
          <table:table-cell office:value-type="float" office:value="45">
            <text:p>45</text:p>
          </table:table-cell>
          <table:table-cell office:value-type="string">
            <text:p>Person photo</text:p>
          </table:table-cell>
          <table:table-cell office:value-type="string">
            <text:p>Localhost/phpmyadmin page should be open. <text:s text:c="6"/>Worksheet should be open.</text:p>
          </table:table-cell>
          <table:table-cell office:value-type="string">
            <text:p>Field, Data type</text:p>
          </table:table-cell>
          <table:table-cell office:value-type="string">
            <text:p>1.Open the xampp application 2.Open the localhost/phpmyadmin link on browser <text:s text:c="21"/>3.Observe personphoto <text:s text:c="14"/>4.Open the worksheet <text:s text:c="12"/>5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9">
          <table:table-cell office:value-type="float" office:value="46">
            <text:p>46</text:p>
          </table:table-cell>
          <table:table-cell office:value-type="string">
            <text:p>Waiting form</text:p>
          </table:table-cell>
          <table:table-cell office:value-type="string">
            <text:p>Localhost/phpmyadmin page should be open. <text:s text:c="6"/>Worksheet should be open.</text:p>
          </table:table-cell>
          <table:table-cell office:value-type="string">
            <text:p>Table name</text:p>
          </table:table-cell>
          <table:table-cell office:value-type="string">
            <text:p>1.Open the xampp application 2.Open the localhost/phpmyadmin link on browser &amp; open Gymprodb <text:s/>3.Click on tbwaiting <text:s text:c="14"/>4.Open the worksheet <text:s text:c="12"/>5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9">
          <table:table-cell office:value-type="float" office:value="47">
            <text:p>47</text:p>
          </table:table-cell>
          <table:table-cell office:value-type="string">
            <text:p>Inquiry date</text:p>
          </table:table-cell>
          <table:table-cell office:value-type="string">
            <text:p>Localhost/phpmyadmin page should be open. <text:s text:c="6"/>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Open the xampp application 2.Open the localhost/phpmyadmin link on browser <text:s text:c="21"/>3.Observe inquirydate <text:s text:c="17"/>4.Open the worksheet <text:s text:c="12"/>5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9">
          <table:table-cell office:value-type="float" office:value="48">
            <text:p>48</text:p>
          </table:table-cell>
          <table:table-cell office:value-type="string">
            <text:p>Person name</text:p>
          </table:table-cell>
          <table:table-cell office:value-type="string">
            <text:p>Localhost/phpmyadmin page should be open. <text:s text:c="6"/>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Open the xampp application 2.Open the localhost/phpmyadmin link on browser <text:s text:c="21"/>3.Observe personname <text:s text:c="11"/>4.Open the worksheet <text:s text:c="12"/>5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9">
          <table:table-cell office:value-type="float" office:value="49">
            <text:p>49</text:p>
          </table:table-cell>
          <table:table-cell office:value-type="string">
            <text:p>Amount paid</text:p>
          </table:table-cell>
          <table:table-cell office:value-type="string">
            <text:p>Localhost/phpmyadmin page should be open. <text:s text:c="6"/>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Open the xampp application 2.Open the localhost/phpmyadmin link on browser <text:s text:c="21"/>3.Observe amountpaid <text:s text:c="15"/>4.Open the worksheet <text:s text:c="12"/>5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9">
          <table:table-cell office:value-type="float" office:value="50">
            <text:p>50</text:p>
          </table:table-cell>
          <table:table-cell office:value-type="string">
            <text:p>Joining date</text:p>
          </table:table-cell>
          <table:table-cell office:value-type="string">
            <text:p>Localhost/phpmyadmin page should be open. <text:s text:c="6"/>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Open the xampp application 2.Open the localhost/phpmyadmin link on browser <text:s text:c="21"/>3.Observe joiningdate <text:s text:c="13"/>4.Open the worksheet <text:s text:c="12"/>5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9">
          <table:table-cell office:value-type="float" office:value="51">
            <text:p>51</text:p>
          </table:table-cell>
          <table:table-cell office:value-type="string">
            <text:p>Mobile no</text:p>
          </table:table-cell>
          <table:table-cell office:value-type="string">
            <text:p>Localhost/phpmyadmin page should be open. <text:s text:c="6"/>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Open the xampp application 2.Open the localhost/phpmyadmin link on browser <text:s text:c="21"/>3.Observe mobile_no <text:s text:c="13"/>4.Open the worksheet <text:s text:c="12"/>5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9">
          <table:table-cell office:value-type="float" office:value="52">
            <text:p>52</text:p>
          </table:table-cell>
          <table:table-cell office:value-type="string">
            <text:p>Address </text:p>
          </table:table-cell>
          <table:table-cell office:value-type="string">
            <text:p>Localhost/phpmyadmin page should be open. <text:s text:c="6"/>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Open the xampp application 2.Open the localhost/phpmyadmin link on browser <text:s text:c="21"/>3.Observe address <text:s text:c="15"/>4.Open the worksheet <text:s text:c="12"/>5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9">
          <table:table-cell office:value-type="float" office:value="53">
            <text:p>53</text:p>
          </table:table-cell>
          <table:table-cell office:value-type="string">
            <text:p>Waiting no</text:p>
          </table:table-cell>
          <table:table-cell office:value-type="string">
            <text:p>Localhost/phpmyadmin page should be open. <text:s text:c="6"/>Worksheet should be open.</text:p>
          </table:table-cell>
          <table:table-cell office:value-type="string">
            <text:p>Field, Data type</text:p>
          </table:table-cell>
          <table:table-cell office:value-type="string">
            <text:p>1.Open the xampp application 2.Open the localhost/phpmyadmin link on browser <text:s text:c="21"/>3.Observe waitingno <text:s text:c="14"/>4.Open the worksheet <text:s text:c="12"/>5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9">
          <table:table-cell office:value-type="float" office:value="54">
            <text:p>54</text:p>
          </table:table-cell>
          <table:table-cell office:value-type="string">
            <text:p>Status </text:p>
          </table:table-cell>
          <table:table-cell office:value-type="string">
            <text:p>Localhost/phpmyadmin page should be open. <text:s text:c="6"/>Worksheet should be open.</text:p>
          </table:table-cell>
          <table:table-cell office:value-type="string">
            <text:p>Field, Data type</text:p>
          </table:table-cell>
          <table:table-cell office:value-type="string">
            <text:p>1.Open the xampp application 2.Open the localhost/phpmyadmin link on browser <text:s text:c="21"/>3.Observe status <text:s text:c="16"/>4.Open the worksheet <text:s text:c="12"/>5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9">
          <table:table-cell office:value-type="float" office:value="55">
            <text:p>55</text:p>
          </table:table-cell>
          <table:table-cell office:value-type="string">
            <text:p>Workout</text:p>
          </table:table-cell>
          <table:table-cell office:value-type="string">
            <text:p>Localhost/phpmyadmin page should be open. <text:s text:c="6"/>Worksheet should be open.</text:p>
          </table:table-cell>
          <table:table-cell office:value-type="string">
            <text:p>Table name</text:p>
          </table:table-cell>
          <table:table-cell office:value-type="string">
            <text:p>1.Open the xampp application 2.Open the localhost/phpmyadmin link on browser &amp; open Gymprodb <text:s/>3.Click on tbworkout <text:s text:c="14"/>4.Open the worksheet <text:s text:c="12"/>5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9">
          <table:table-cell office:value-type="float" office:value="56">
            <text:p>56</text:p>
          </table:table-cell>
          <table:table-cell office:value-type="string">
            <text:p>Work ID</text:p>
          </table:table-cell>
          <table:table-cell office:value-type="string">
            <text:p>Localhost/phpmyadmin page should be open. <text:s text:c="6"/>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Open the xampp application 2.Open the localhost/phpmyadmin link on browser <text:s text:c="21"/>3.Observe workid <text:s text:c="15"/>4.Open the worksheet <text:s text:c="12"/>5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9">
          <table:table-cell office:value-type="float" office:value="57">
            <text:p>57</text:p>
          </table:table-cell>
          <table:table-cell office:value-type="string">
            <text:p>Person name</text:p>
          </table:table-cell>
          <table:table-cell office:value-type="string">
            <text:p>Localhost/phpmyadmin page should be open. <text:s text:c="6"/>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Open the xampp application 2.Open the localhost/phpmyadmin link on browser <text:s text:c="21"/>3.Observe personname <text:s text:c="13"/>4.Open the worksheet <text:s text:c="12"/>5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9">
          <table:table-cell office:value-type="float" office:value="58">
            <text:p>58</text:p>
          </table:table-cell>
          <table:table-cell office:value-type="string">
            <text:p>Duration from</text:p>
          </table:table-cell>
          <table:table-cell office:value-type="string">
            <text:p>Localhost/phpmyadmin page should be open. <text:s text:c="6"/>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Open the xampp application 2.Open the localhost/phpmyadmin link on browser <text:s text:c="21"/>3.Observe durationfrom <text:s text:c="13"/>4.Open the worksheet <text:s text:c="12"/>5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9">
          <table:table-cell office:value-type="float" office:value="59">
            <text:p>59</text:p>
          </table:table-cell>
          <table:table-cell office:value-type="string">
            <text:p>Duration to</text:p>
          </table:table-cell>
          <table:table-cell office:value-type="string">
            <text:p>Localhost/phpmyadmin page should be open. <text:s text:c="6"/>Worksheet should be open.</text:p>
          </table:table-cell>
          <table:table-cell office:value-type="string">
            <text:p>Field, Data type, Data size</text:p>
          </table:table-cell>
          <table:table-cell office:value-type="string">
            <text:p>1.Open the xampp application 2.Open the localhost/phpmyadmin link on browser <text:s text:c="21"/>3.Observe durationto <text:s text:c="15"/>4.Open the worksheet <text:s text:c="12"/>5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  <table:table-row table:style-name="ro9">
          <table:table-cell office:value-type="float" office:value="60">
            <text:p>60</text:p>
          </table:table-cell>
          <table:table-cell office:value-type="string">
            <text:p>Batch time</text:p>
          </table:table-cell>
          <table:table-cell office:value-type="string">
            <text:p>Localhost/phpmyadmin page should be open. <text:s text:c="6"/>Worksheet should be open.</text:p>
          </table:table-cell>
          <table:table-cell office:value-type="string">
            <text:p>Field, Data type</text:p>
          </table:table-cell>
          <table:table-cell office:value-type="string">
            <text:p>1.Open the xampp application 2.Open the localhost/phpmyadmin link on browser <text:s text:c="21"/>3.Observe batchtime <text:s text:c="14"/>4.Open the worksheet <text:s text:c="12"/>5.Tally the specifications </text:p>
          </table:table-cell>
          <table:table-cell table:number-columns-repeated="2" office:value-type="string">
            <text:p>Correct specifications</text:p>
          </table:table-cell>
          <table:table-cell office:value-type="string">
            <text:p>Pass</text:p>
          </table:table-cell>
          <table:table-cell office:value-type="string">
            <text:p>13/08/2014</text:p>
          </table:table-cell>
        </table:table-row>
      </table:table>
      <table:table table:name="Sheet3" table:style-name="ta1" table:print="false">
        <table:table-column table:style-name="co8" table:default-cell-style-name="Default"/>
        <table:table-row table:style-name="ro8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3">08/13/2014</text:date>, <text:time>17:53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2T13:09:58.95</meta:creation-date>
    <dc:date>2014-08-13T17:53:12.51</dc:date>
    <meta:editing-duration>PT3H55M52S</meta:editing-duration>
    <meta:editing-cycles>9</meta:editing-cycles>
    <meta:generator>OpenOffice.org/3.4.1$Win32 OpenOffice.org_project/341m1$Build-9593</meta:generator>
    <meta:document-statistic meta:table-count="3" meta:cell-count="1217" meta:object-count="0"/>
  </office:meta>
</office:document-meta>
</file>